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2"><text:tab/><text:tab/><text:tab/><text:tab/>WEEK-5</text:span></text:p>
      <text:p text:style-name="P1"><text:span text:style-name="T2">USN- 1BM21CS173</text:span></text:p>
      <text:p text:style-name="P1"><text:span text:style-name="T2">DATE- 20-07-2023</text:span></text:p>
      <text:p text:style-name="P1"><text:span text:style-name="T2"/></text:p>
      <text:p text:style-name="P1"><text:span text:style-name="T2">Write a C program to simulate </text:span></text:p>
      <text:p text:style-name="P1"><text:span text:style-name="T2">a) Producer Consumer Problem</text:span></text:p>
      <text:p text:style-name="P1"><text:span text:style-name="T2">#include&lt;stdio.h&gt;</text:span></text:p>
      <text:p text:style-name="P1"><text:span text:style-name="T2">#include&lt;stdlib.h&gt;</text:span></text:p>
      <text:p text:style-name="P1"><text:span text:style-name="T2"/></text:p>
      <text:p text:style-name="P1"><text:span text:style-name="T2">int mutex=1,full=0,empty=3,x=0;</text:span></text:p>
      <text:p text:style-name="P1"><text:span text:style-name="T2"/></text:p>
      <text:p text:style-name="P1"><text:span text:style-name="T2">int main()</text:span></text:p>
      <text:p text:style-name="P1"><text:span text:style-name="T2">{</text:span></text:p>
      <text:p text:style-name="P1"><text:span text:style-name="T2">int n;</text:span></text:p>
      <text:p text:style-name="P1"><text:span text:style-name="T2">void producer();</text:span></text:p>
      <text:p text:style-name="P1"><text:span text:style-name="T2">void consumer();</text:span></text:p>
      <text:p text:style-name="P1"><text:span text:style-name="T2">int wait(int);</text:span></text:p>
      <text:p text:style-name="P1"><text:span text:style-name="T2">int signal(int);</text:span></text:p>
      <text:p text:style-name="P1"><text:span text:style-name="T2">printf("\n1.Producer\n2.Consumer\n3.Exit");</text:span></text:p>
      <text:p text:style-name="P1"><text:span text:style-name="T2">while(1)</text:span></text:p>
      <text:p text:style-name="P1"><text:span text:style-name="T2">{</text:span></text:p>
      <text:p text:style-name="P1"><text:span text:style-name="T2">printf("\nEnter your choice:");</text:span></text:p>
      <text:p text:style-name="P1"><text:span text:style-name="T2">scanf("%d",&amp;n);</text:span></text:p>
      <text:p text:style-name="P1"><text:span text:style-name="T2">switch(n)</text:span></text:p>
      <text:p text:style-name="P1"><text:span text:style-name="T2">{</text:span></text:p>
      <text:p text:style-name="P1"><text:span text:style-name="T2">case 1: if((mutex==1)&amp;&amp;(empty!=0))</text:span></text:p>
      <text:p text:style-name="P1"><text:span text:style-name="T2">producer();</text:span></text:p>
      <text:p text:style-name="P1"><text:span text:style-name="T2">else</text:span></text:p>
      <text:p text:style-name="P1"><text:span text:style-name="T2">printf("Buffer is full!!");</text:span></text:p>
      <text:p text:style-name="P1"><text:span text:style-name="T2">break;</text:span></text:p>
      <text:p text:style-name="P1"><text:span text:style-name="T2">case 2: if((mutex==1)&amp;&amp;(full!=0))</text:span></text:p>
      <text:p text:style-name="P1"><text:span text:style-name="T2">consumer();</text:span></text:p>
      <text:p text:style-name="P1"><text:span text:style-name="T2">else</text:span></text:p>
      <text:p text:style-name="P1"><text:span text:style-name="T2">printf("Buffer is empty!!");</text:span></text:p>
      <text:p text:style-name="P1"><text:span text:style-name="T2">break;</text:span></text:p>
      <text:p text:style-name="P1"><text:span text:style-name="T2">case 3:</text:span></text:p>
      <text:p text:style-name="P1"><text:span text:style-name="T2">exit(0);</text:span></text:p>
      <text:p text:style-name="P1"><text:span text:style-name="T2">break;</text:span></text:p>
      <text:p text:style-name="P1"><text:span text:style-name="T2">}</text:span></text:p>
      <text:p text:style-name="P1"><text:span text:style-name="T2">}</text:span></text:p>
      <text:p text:style-name="P1"><text:span text:style-name="T2">return 0;</text:span></text:p>
      <text:p text:style-name="P1"><text:span text:style-name="T2">}</text:span></text:p>
      <text:p text:style-name="P1"><text:span text:style-name="T2"/></text:p>
      <text:p text:style-name="P1"><text:span text:style-name="T2">int wait(int s)</text:span></text:p>
      <text:p text:style-name="P1"><text:span text:style-name="T2">{</text:span></text:p>
      <text:p text:style-name="P1"><text:span text:style-name="T2">return (--s);</text:span></text:p>
      <text:p text:style-name="P1"><text:span text:style-name="T2">}</text:span></text:p>
      <text:p text:style-name="P1"><text:span text:style-name="T2"/></text:p>
      <text:p text:style-name="P1"><text:span text:style-name="T2">int signal(int s)</text:span></text:p>
      <text:p text:style-name="P1"><text:span text:style-name="T2">{</text:span></text:p>
      <text:p text:style-name="P1"><text:span text:style-name="T2">return(++s);</text:span></text:p>
      <text:p text:style-name="P1"><text:span text:style-name="T2">}</text:span></text:p>
      <text:p text:style-name="P1"><text:span text:style-name="T2"/></text:p>
      <text:p text:style-name="P1"><text:span text:style-name="T2">void producer()</text:span></text:p>
      <text:p text:style-name="P1"><text:span text:style-name="T2">{</text:span></text:p>
      <text:p text:style-name="P1"><text:span text:style-name="T2">mutex=wait(mutex);</text:span></text:p>
      <text:p text:style-name="P1"><text:span text:style-name="T2">full=signal(full);</text:span></text:p>
      <text:p text:style-name="P1"><text:span text:style-name="T2">empty=wait(empty);</text:span></text:p>
      <text:p text:style-name="P1"><text:span text:style-name="T2">x++;</text:span></text:p>
      <text:p text:style-name="P1"><text:span text:style-name="T2">printf("\nProducer produces the item %d",x);</text:span></text:p>
      <text:p text:style-name="P1"><text:span text:style-name="T2">mutex=signal(mutex);</text:span></text:p>
      <text:p text:style-name="P1"><text:span text:style-name="T2">}</text:span></text:p>
      <text:p text:style-name="P1"><text:span text:style-name="T2"/></text:p>
      <text:p text:style-name="P1"><text:span text:style-name="T2">void consumer()</text:span></text:p>
      <text:p text:style-name="P1"><text:span text:style-name="T2">{</text:span></text:p>
      <text:p text:style-name="P1"><text:span text:style-name="T2">mutex=wait(mutex);</text:span></text:p>
      <text:p text:style-name="P1"><text:span text:style-name="T2">full=wait(full);</text:span></text:p>
      <text:p text:style-name="P1"><text:span text:style-name="T2">empty=signal(empty);</text:span></text:p>
      <text:p text:style-name="P1"><text:span text:style-name="T2">printf("\nConsumer consumes item %d",x);</text:span></text:p>
      <text:p text:style-name="P1"><text:span text:style-name="T2">x--;</text:span></text:p>
      <text:p text:style-name="P1"><text:span text:style-name="T2">mutex=signal(mutex);</text:span></text:p>
      <text:p text:style-name="P1"><text:span text:style-name="T2">}</text:span></text:p>
      <text:p text:style-name="P1"><text:span text:style-name="T2">OUTPUT-</text:span></text:p>
      <text:p text:style-name="P2"><draw:frame text:anchor-type="as-char" svg:width="178.33mm" svg:height="89.16mm" style:rel-width="scale" style:rel-height="scale"><draw:object-ole xlink:href="OleObj1"/><draw:image xlink:href="ObjectReplacements/OleObj1"/></draw:frame><text:span text:style-name="T2"/></text:p>
      <text:p text:style-name="P3"><text:span text:style-name="T2"/></text:p>
      <text:p text:style-name="P3"><text:span text:style-name="T2">b)Dining Philosopher</text:span></text:p>
      <text:p text:style-name="P3"><text:span text:style-name="T2">#include &lt;pthread.h&gt;</text:span></text:p>
      <text:p text:style-name="P3"><text:span text:style-name="T2">#include &lt;semaphore.h&gt;</text:span></text:p>
      <text:p text:style-name="P3"><text:span text:style-name="T2">#include &lt;stdio.h&gt;</text:span></text:p>
      <text:p text:style-name="P3"><text:span text:style-name="T2">#ifdef __unix__</text:span></text:p>
      <text:p text:style-name="P3"><text:span text:style-name="T2"># include &lt;unistd.h&gt;</text:span></text:p>
      <text:p text:style-name="P3"><text:span text:style-name="T2">#elif defined _WIN32</text:span></text:p>
      <text:p text:style-name="P3"><text:span text:style-name="T2"># include &lt;windows.h&gt;</text:span></text:p>
      <text:p text:style-name="P3"><text:span text:style-name="T2">#define sleep(x) Sleep(1000 * (x))</text:span></text:p>
      <text:p text:style-name="P3"><text:span text:style-name="T2">#endif</text:span></text:p>
      <text:p text:style-name="P3"><text:span text:style-name="T2"/></text:p>
      <text:p text:style-name="P3"><text:span text:style-name="T2">#define N 5</text:span></text:p>
      <text:p text:style-name="P3"><text:span text:style-name="T2">#define THINKING 2</text:span></text:p>
      <text:p text:style-name="P3"><text:span text:style-name="T2">#define HUNGRY 1</text:span></text:p>
      <text:p text:style-name="P3"><text:span text:style-name="T2">#define EATING 0</text:span></text:p>
      <text:p text:style-name="P3"><text:span text:style-name="T2">#define LEFT (phnum + 4) % N</text:span></text:p>
      <text:p text:style-name="P3"><text:span text:style-name="T2">#define RIGHT (phnum + 1) % N</text:span></text:p>
      <text:p text:style-name="P3"><text:span text:style-name="T2"/></text:p>
      <text:p text:style-name="P3"><text:span text:style-name="T2">int state[N];</text:span></text:p>
      <text:p text:style-name="P3"><text:span text:style-name="T2">int phil[N] = { 0, 1, 2, 3, 4 };</text:span></text:p>
      <text:p text:style-name="P3"><text:span text:style-name="T2"/></text:p>
      <text:p text:style-name="P3"><text:span text:style-name="T2">sem_t mutex;</text:span></text:p>
      <text:p text:style-name="P3"><text:span text:style-name="T2">sem_t S[N];</text:span></text:p>
      <text:p text:style-name="P3"><text:span text:style-name="T2"/></text:p>
      <text:p text:style-name="P3"><text:span text:style-name="T2">void test(int phnum)</text:span></text:p>
      <text:p text:style-name="P3"><text:span text:style-name="T2">{</text:span></text:p>
      <text:p text:style-name="P3"><text:span text:style-name="T2"><text:tab/>if (state[phnum] == HUNGRY</text:span></text:p>
      <text:p text:style-name="P3"><text:span text:style-name="T2"><text:tab/><text:tab/>&amp;&amp; state[LEFT] != EATING</text:span></text:p>
      <text:p text:style-name="P3"><text:span text:style-name="T2"><text:tab/><text:tab/>&amp;&amp; state[RIGHT] != EATING) {</text:span></text:p>
      <text:p text:style-name="P3"><text:span text:style-name="T2"><text:tab/><text:tab/>state[phnum] = EATING;</text:span></text:p>
      <text:p text:style-name="P3"><text:span text:style-name="T2"><text:tab/><text:tab/>sleep(2);</text:span></text:p>
      <text:p text:style-name="P3"><text:span text:style-name="T2"><text:tab/><text:tab/>printf("Philosopher %d takes fork %d and %d\n",</text:span></text:p>
      <text:p text:style-name="P3"><text:span text:style-name="T2"><text:tab/><text:tab/><text:tab/><text:tab/><text:tab/>phnum + 1, LEFT + 1, phnum + 1);</text:span></text:p>
      <text:p text:style-name="P3"><text:span text:style-name="T2"/></text:p>
      <text:p text:style-name="P3"><text:span text:style-name="T2"><text:tab/><text:tab/>printf("Philosopher %d is Eating\n", phnum + 1);</text:span></text:p>
      <text:p text:style-name="P3"><text:span text:style-name="T2"><text:tab/><text:tab/>sem_post(&amp;S[phnum]);</text:span></text:p>
      <text:p text:style-name="P3"><text:span text:style-name="T2"><text:tab/>}</text:span></text:p>
      <text:p text:style-name="P3"><text:span text:style-name="T2">}</text:span></text:p>
      <text:p text:style-name="P3"><text:span text:style-name="T2"/></text:p>
      <text:p text:style-name="P3"><text:span text:style-name="T2">void take_fork(int phnum)</text:span></text:p>
      <text:p text:style-name="P3"><text:span text:style-name="T2">{</text:span></text:p>
      <text:p text:style-name="P3"><text:span text:style-name="T2"/></text:p>
      <text:p text:style-name="P3"><text:span text:style-name="T2"><text:tab/>sem_wait(&amp;mutex);</text:span></text:p>
      <text:p text:style-name="P3"><text:span text:style-name="T2"><text:tab/>state[phnum] = HUNGRY;</text:span></text:p>
      <text:p text:style-name="P3"><text:span text:style-name="T2"/></text:p>
      <text:p text:style-name="P3"><text:span text:style-name="T2"><text:tab/>printf("Philosopher %d is Hungry\n", phnum + 1);</text:span></text:p>
      <text:p text:style-name="P3"><text:span text:style-name="T2"><text:tab/>test(phnum);</text:span></text:p>
      <text:p text:style-name="P3"><text:span text:style-name="T2"/></text:p>
      <text:p text:style-name="P3"><text:span text:style-name="T2"><text:tab/>sem_post(&amp;mutex);</text:span></text:p>
      <text:p text:style-name="P3"><text:span text:style-name="T2"><text:tab/>sem_wait(&amp;S[phnum]);</text:span></text:p>
      <text:p text:style-name="P3"><text:span text:style-name="T2"/></text:p>
      <text:p text:style-name="P3"><text:span text:style-name="T2"><text:tab/>sleep(1);</text:span></text:p>
      <text:p text:style-name="P3"><text:span text:style-name="T2">}</text:span></text:p>
      <text:p text:style-name="P3"><text:span text:style-name="T2"/></text:p>
      <text:p text:style-name="P3"><text:span text:style-name="T2">void put_fork(int phnum){</text:span></text:p>
      <text:p text:style-name="P3"><text:span text:style-name="T2"/></text:p>
      <text:p text:style-name="P3"><text:span text:style-name="T2"><text:tab/>sem_wait(&amp;mutex);</text:span></text:p>
      <text:p text:style-name="P3"><text:span text:style-name="T2"><text:tab/>state[phnum] = THINKING;</text:span></text:p>
      <text:p text:style-name="P3"><text:span text:style-name="T2"/></text:p>
      <text:p text:style-name="P3"><text:span text:style-name="T2"><text:tab/>printf("Philosopher %d putting fork %d and %d down\n",</text:span></text:p>
      <text:p text:style-name="P3"><text:span text:style-name="T2"><text:tab/><text:tab/>phnum + 1, LEFT + 1, phnum + 1);</text:span></text:p>
      <text:p text:style-name="P3"><text:span text:style-name="T2"><text:tab/>printf("Philosopher %d is thinking\n", phnum + 1);</text:span></text:p>
      <text:p text:style-name="P3"><text:span text:style-name="T2"/></text:p>
      <text:p text:style-name="P3"><text:span text:style-name="T2"><text:tab/>test(LEFT);</text:span></text:p>
      <text:p text:style-name="P3"><text:span text:style-name="T2"><text:tab/>test(RIGHT);</text:span></text:p>
      <text:p text:style-name="P3"><text:span text:style-name="T2"/></text:p>
      <text:p text:style-name="P3"><text:span text:style-name="T2"><text:tab/>sem_post(&amp;mutex);</text:span></text:p>
      <text:p text:style-name="P3"><text:span text:style-name="T2">}</text:span></text:p>
      <text:p text:style-name="P3"><text:span text:style-name="T2"/></text:p>
      <text:p text:style-name="P3"><text:span text:style-name="T2">void* philosopher(void* num){</text:span></text:p>
      <text:p text:style-name="P3"><text:span text:style-name="T2"/></text:p>
      <text:p text:style-name="P3"><text:span text:style-name="T2"><text:tab/>while (1) {</text:span></text:p>
      <text:p text:style-name="P3"><text:span text:style-name="T2"><text:tab/><text:tab/>int* i = num;</text:span></text:p>
      <text:p text:style-name="P3"><text:span text:style-name="T2"><text:tab/><text:tab/>sleep(1);</text:span></text:p>
      <text:p text:style-name="P3"><text:span text:style-name="T2"><text:tab/><text:tab/>take_fork(*i);</text:span></text:p>
      <text:p text:style-name="P3"><text:span text:style-name="T2"><text:tab/><text:tab/>sleep(0);</text:span></text:p>
      <text:p text:style-name="P3"><text:span text:style-name="T2"><text:tab/><text:tab/>put_fork(*i);</text:span></text:p>
      <text:p text:style-name="P3"><text:span text:style-name="T2"><text:tab/>}</text:span></text:p>
      <text:p text:style-name="P3"><text:span text:style-name="T2">}</text:span></text:p>
      <text:p text:style-name="P3"><text:span text:style-name="T2"/></text:p>
      <text:p text:style-name="P3"><text:span text:style-name="T2">int main(){</text:span></text:p>
      <text:p text:style-name="P3"><text:span text:style-name="T2"/></text:p>
      <text:p text:style-name="P3"><text:span text:style-name="T2"><text:tab/>int i;</text:span></text:p>
      <text:p text:style-name="P3"><text:span text:style-name="T2"><text:tab/>pthread_t thread_id[N];</text:span></text:p>
      <text:p text:style-name="P3"><text:span text:style-name="T2"/></text:p>
      <text:p text:style-name="P3"><text:span text:style-name="T2"><text:tab/>sem_init(&amp;mutex, 0, 1);</text:span></text:p>
      <text:p text:style-name="P3"><text:span text:style-name="T2"/></text:p>
      <text:p text:style-name="P3"><text:span text:style-name="T2"><text:tab/>for (i = 0; i &lt; N; i++)</text:span></text:p>
      <text:p text:style-name="P3"><text:span text:style-name="T2"/></text:p>
      <text:p text:style-name="P3"><text:span text:style-name="T2"><text:tab/><text:tab/>sem_init(&amp;S[i], 0, 0);</text:span></text:p>
      <text:p text:style-name="P3"><text:span text:style-name="T2"/></text:p>
      <text:p text:style-name="P3"><text:span text:style-name="T2"><text:tab/>for (i = 0; i &lt; N; i++) {</text:span></text:p>
      <text:p text:style-name="P3"><text:span text:style-name="T2"><text:tab/><text:tab/>pthread_create(&amp;thread_id[i], NULL,</text:span></text:p>
      <text:p text:style-name="P3"><text:span text:style-name="T2"><text:tab/><text:tab/><text:tab/><text:tab/><text:tab/>philosopher, &amp;phil[i]);</text:span></text:p>
      <text:p text:style-name="P3"><text:span text:style-name="T2"/></text:p>
      <text:p text:style-name="P3"><text:span text:style-name="T2"><text:tab/><text:tab/>printf("Philosopher %d is thinking\n", i + 1);</text:span></text:p>
      <text:p text:style-name="P3"><text:span text:style-name="T2"><text:tab/>}</text:span></text:p>
      <text:p text:style-name="P3"><text:span text:style-name="T2"/></text:p>
      <text:p text:style-name="P3"><text:span text:style-name="T2"><text:tab/>for (i = 0; i &lt; N; i++)</text:span></text:p>
      <text:p text:style-name="P3"><text:span text:style-name="T2"/></text:p>
      <text:p text:style-name="P3"><text:span text:style-name="T2"><text:tab/><text:tab/>pthread_join(thread_id[i], NULL);</text:span></text:p>
      <text:p text:style-name="P3"><text:span text:style-name="T2">}</text:span></text:p>
      <text:p text:style-name="P3"><text:span text:style-name="T2">OUPUT-</text:span></text:p>
      <text:p text:style-name="P4"><draw:frame text:anchor-type="as-char" svg:width="178.06mm" svg:height="73.29mm" style:rel-width="scale" style:rel-height="scale"><draw:object-ole xlink:href="OleObj2"/><draw:image xlink:href="ObjectReplacements/OleObj2"/></draw:frame><text:span text:style-name="T2"/></text:p>
      <text:p text:style-name="P5"><text:span text:style-name="T2"/></text:p>
      <text:p text:style-name="P5"><text:span text:style-name="T2"/></text:p>
      <text:p text:style-name="P5"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